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svg:font-family="'DejaVu Sans'"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XXXXXXX" style:family="table">
      <style:table-properties style:width="5.6896in" table:align="left" fo:background-color="transparent">
        <style:background-image/>
      </style:table-properties>
    </style:style>
    <style:style style:name="XXXXXXX.A" style:family="table-column">
      <style:table-column-properties style:column-width="2.6861in"/>
    </style:style>
    <style:style style:name="XXXXXXX.B" style:family="table-column">
      <style:table-column-properties style:column-width="1.3139in"/>
    </style:style>
    <style:style style:name="XXXXXXX.C" style:family="table-column">
      <style:table-column-properties style:column-width="1.6896in"/>
    </style:style>
    <style:style style:name="XXXXXXX.1" style:family="table-row">
      <style:table-row-properties fo:background-color="transparent">
        <style:background-image/>
      </style:table-row-properties>
    </style:style>
    <style:style style:name="XXXXXXX.A1" style:family="table-cell">
      <style:table-cell-properties fo:background-color="#eeeeee" fo:padding="0.0403in" fo:border="none" style:writing-mode="page">
        <style:background-image/>
      </style:table-cell-properties>
    </style:style>
    <style:style style:name="XXXXXXX.A2" style:family="table-cell">
      <style:table-cell-properties fo:padding="0in" fo:border="none" style:writing-mode="page"/>
    </style:style>
    <style:style style:name="XXXXXXX.B2" style:family="table-cell">
      <style:table-cell-properties fo:padding="0in" fo:border="none" style:writing-mode="page"/>
    </style:style>
    <style:style style:name="XXXXXXX.C2" style:family="table-cell">
      <style:table-cell-properties fo:padding="0in" fo:border="none" style:writing-mode="page"/>
    </style:style>
    <style:style style:name="XXXXXXX.A3" style:family="table-cell">
      <style:table-cell-properties fo:padding="0in" fo:border="none" style:writing-mode="page"/>
    </style:style>
    <style:style style:name="XXXXXXX.B3" style:family="table-cell">
      <style:table-cell-properties fo:padding="0in" fo:border="none" style:writing-mode="page"/>
    </style:style>
    <style:style style:name="XXXXXXX.C3" style:family="table-cell">
      <style:table-cell-properties fo:padding="0in" fo:border="none" style:writing-mode="page"/>
    </style:style>
    <style:style style:name="XXXXXXX.A4" style:family="table-cell">
      <style:table-cell-properties fo:padding="0in" fo:border="none" style:writing-mode="page"/>
    </style:style>
    <style:style style:name="XXXXXXX.B4" style:family="table-cell">
      <style:table-cell-properties fo:padding="0in" fo:border="none" style:writing-mode="page"/>
    </style:style>
    <style:style style:name="XXXXXXX.C4" style:family="table-cell">
      <style:table-cell-properties fo:padding="0in" fo:border="none" style:writing-mode="page"/>
    </style:style>
    <style:style style:name="XXXXXXX.A5" style:family="table-cell">
      <style:table-cell-properties fo:padding="0in" fo:border="none" style:writing-mode="page"/>
    </style:style>
    <style:style style:name="XXXXXXX.B5" style:family="table-cell">
      <style:table-cell-properties fo:padding="0in" fo:border="none" style:writing-mode="page"/>
    </style:style>
    <style:style style:name="XXXXXXX.C5" style:family="table-cell">
      <style:table-cell-properties fo:padding="0in" fo:border="none" style:writing-mode="page"/>
    </style:style>
    <style:style style:name="XXXXXXX.A6" style:family="table-cell">
      <style:table-cell-properties fo:padding="0in" fo:border="none" style:writing-mode="page"/>
    </style:style>
    <style:style style:name="XXXXXXX.B6" style:family="table-cell">
      <style:table-cell-properties fo:padding="0in" fo:border="none" style:writing-mode="page"/>
    </style:style>
    <style:style style:name="XXXXXXX.C6" style:family="table-cell">
      <style:table-cell-properties fo:padding="0in" fo:border="none" style:writing-mode="page"/>
    </style:style>
    <style:style style:name="XXXXXXX.A7" style:family="table-cell">
      <style:table-cell-properties fo:padding="0in" fo:border="none" style:writing-mode="page"/>
    </style:style>
    <style:style style:name="XXXXXXX.B7" style:family="table-cell">
      <style:table-cell-properties fo:padding="0in" fo:border="none" style:writing-mode="page"/>
    </style:style>
    <style:style style:name="XXXXXXX.C7" style:family="table-cell">
      <style:table-cell-properties fo:padding="0in" fo:border="none" style:writing-mode="page"/>
    </style:style>
    <style:style style:name="XXXXXXX.A8" style:family="table-cell">
      <style:table-cell-properties fo:padding="0in" fo:border="none" style:writing-mode="page"/>
    </style:style>
    <style:style style:name="XXXXXXX.B8" style:family="table-cell">
      <style:table-cell-properties fo:padding="0in" fo:border="none" style:writing-mode="page"/>
    </style:style>
    <style:style style:name="XXXXXXX.C8" style:family="table-cell">
      <style:table-cell-properties fo:padding="0in" fo:border="none" style:writing-mode="page"/>
    </style:style>
    <style:style style:name="XXXXXXX.A9" style:family="table-cell">
      <style:table-cell-properties fo:padding="0in" fo:border="none" style:writing-mode="page"/>
    </style:style>
    <style:style style:name="XXXXXXX.B9" style:family="table-cell">
      <style:table-cell-properties fo:padding="0in" fo:border="none" style:writing-mode="page"/>
    </style:style>
    <style:style style:name="XXXXXXX.C9" style:family="table-cell">
      <style:table-cell-properties fo:padding="0in" fo:border="none" style:writing-mode="page"/>
    </style:style>
    <style:style style:name="Table2" style:family="table">
      <style:table-properties style:width="11.9354in" table:align="margins"/>
    </style:style>
    <style:style style:name="Table2.A" style:family="table-column">
      <style:table-column-properties style:column-width="2.6229in" style:rel-column-width="2339*"/>
    </style:style>
    <style:style style:name="Table2.B" style:family="table-column">
      <style:table-column-properties style:column-width="1.2132in" style:rel-column-width="1082*"/>
    </style:style>
    <style:style style:name="Table2.C" style:family="table-column">
      <style:table-column-properties style:column-width="8.0993in" style:rel-column-width="7222*"/>
    </style:style>
    <style:style style:name="Table2.A1" style:family="table-cell">
      <style:table-cell-properties fo:padding="0.0799in" fo:border="none" style:writing-mode="page"/>
    </style:style>
    <style:style style:name="P1" style:family="paragraph" style:parent-style-name="Text_20_body">
      <style:text-properties officeooo:paragraph-rsid="001d405a"/>
    </style:style>
    <style:style style:name="P2" style:family="paragraph" style:parent-style-name="Text_20_body">
      <style:text-properties officeooo:paragraph-rsid="00227086"/>
    </style:style>
    <style:style style:name="P3" style:family="paragraph" style:parent-style-name="Text_20_body">
      <style:text-properties officeooo:rsid="00262a5a" officeooo:paragraph-rsid="00262a5a"/>
    </style:style>
    <style:style style:name="P4" style:family="paragraph" style:parent-style-name="Text_20_body">
      <style:text-properties officeooo:paragraph-rsid="003a6eb1"/>
    </style:style>
    <style:style style:name="P5" style:family="paragraph" style:parent-style-name="Text_20_body">
      <style:text-properties officeooo:paragraph-rsid="004d7697"/>
    </style:style>
    <style:style style:name="P6" style:family="paragraph" style:parent-style-name="Text_20_body">
      <style:text-properties officeooo:paragraph-rsid="004ef3ea"/>
    </style:style>
    <style:style style:name="P7" style:family="paragraph" style:parent-style-name="Text_20_body">
      <style:text-properties officeooo:paragraph-rsid="0054afd2"/>
    </style:style>
    <style:style style:name="P8" style:family="paragraph" style:parent-style-name="Text_20_body">
      <style:text-properties style:font-name="DejaVu Sans Mono" fo:font-size="10.5pt" officeooo:paragraph-rsid="0054afd2" style:font-size-asian="10.5pt" style:font-size-complex="10.5pt"/>
    </style:style>
    <style:style style:name="P9" style:family="paragraph" style:parent-style-name="Text_20_body">
      <style:text-properties style:font-name="DejaVu Sans Mono" fo:font-size="10.5pt" officeooo:paragraph-rsid="005812f5" style:font-size-asian="10.5pt" style:font-size-complex="10.5pt"/>
    </style:style>
    <style:style style:name="P10" style:family="paragraph" style:parent-style-name="Text_20_body">
      <style:text-properties style:font-name="DejaVu Sans Mono" fo:font-size="10.5pt" officeooo:rsid="005af33d" officeooo:paragraph-rsid="005af33d" style:font-size-asian="10.5pt" style:font-size-complex="10.5pt"/>
    </style:style>
    <style:style style:name="P11" style:family="paragraph" style:parent-style-name="Text_20_body">
      <style:text-properties officeooo:paragraph-rsid="0056f285"/>
    </style:style>
    <style:style style:name="P12" style:family="paragraph" style:parent-style-name="Text_20_body">
      <style:text-properties officeooo:paragraph-rsid="005812f5"/>
    </style:style>
    <style:style style:name="P13" style:family="paragraph" style:parent-style-name="Standard">
      <style:text-properties officeooo:rsid="00262a5a" officeooo:paragraph-rsid="00262a5a"/>
    </style:style>
    <style:style style:name="P14" style:family="paragraph" style:parent-style-name="Standard">
      <style:text-properties style:font-name="DejaVu Sans Mono" fo:font-size="10.5pt" officeooo:paragraph-rsid="00286c05" style:font-size-asian="10.5pt" style:font-size-complex="10.5pt"/>
    </style:style>
    <style:style style:name="P15" style:family="paragraph" style:parent-style-name="Standard">
      <style:text-properties style:font-name="DejaVu Sans Mono" fo:font-size="10.5pt" officeooo:rsid="00286c05" officeooo:paragraph-rsid="00286c05" style:font-size-asian="10.5pt" style:font-size-complex="10.5pt"/>
    </style:style>
    <style:style style:name="P16" style:family="paragraph" style:parent-style-name="Table_20_Contents">
      <style:paragraph-properties fo:text-align="center" style:justify-single-word="false"/>
      <style:text-properties fo:font-weight="bold" officeooo:rsid="00262a5a" officeooo:paragraph-rsid="00262a5a" style:font-weight-asian="bold" style:font-weight-complex="bold"/>
    </style:style>
    <style:style style:name="P17" style:family="paragraph" style:parent-style-name="Table_20_Contents">
      <style:paragraph-properties fo:text-align="center" style:justify-single-word="false"/>
      <style:text-properties fo:font-weight="bold" officeooo:rsid="0026e214" officeooo:paragraph-rsid="0026e214" style:font-weight-asian="bold" style:font-weight-complex="bold"/>
    </style:style>
    <style:style style:name="P18" style:family="paragraph" style:parent-style-name="Table_20_Contents">
      <style:paragraph-properties fo:text-align="center" style:justify-single-word="false"/>
      <style:text-properties fo:font-size="12pt" fo:font-weight="bold" officeooo:rsid="002cbd50" officeooo:paragraph-rsid="002cbd50"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Text_20_body">
      <style:paragraph-properties fo:margin-top="0in" fo:margin-bottom="0in" style:contextual-spacing="false"/>
      <style:text-properties officeooo:paragraph-rsid="003a6eb1"/>
    </style:style>
    <style:style style:name="P21" style:family="paragraph" style:parent-style-name="Preformatted_20_Text" style:list-style-name="L2">
      <style:paragraph-properties fo:margin-top="0in" fo:margin-bottom="0.1965in" style:contextual-spacing="false"/>
    </style:style>
    <style:style style:name="P22" style:family="paragraph" style:parent-style-name="Preformatted_20_Text" style:list-style-name="L2">
      <style:paragraph-properties fo:margin-top="0in" fo:margin-bottom="0.1965in" style:contextual-spacing="false"/>
      <style:text-properties fo:color="#000000" loext:opacity="100%" fo:font-weight="bold" style:font-weight-asian="bold" style:font-weight-complex="bold"/>
    </style:style>
    <style:style style:name="P23" style:family="paragraph" style:parent-style-name="Standard">
      <style:text-properties officeooo:rsid="00262a5a" officeooo:paragraph-rsid="00262a5a"/>
    </style:style>
    <style:style style:name="P24" style:family="paragraph" style:parent-style-name="Table_20_Contents">
      <style:paragraph-properties fo:text-align="center" style:justify-single-word="false"/>
      <style:text-properties fo:color="#000000" loext:opacity="100%" fo:font-weight="bold" officeooo:rsid="006905d9" officeooo:paragraph-rsid="006905d9" style:font-weight-asian="bold" style:font-weight-complex="bold"/>
    </style:style>
    <style:style style:name="P25" style:family="paragraph" style:parent-style-name="Table_20_Contents">
      <style:paragraph-properties fo:text-align="center" style:justify-single-word="false"/>
      <style:text-properties fo:color="#000000" loext:opacity="100%" fo:font-weight="bold" officeooo:rsid="006b670d" officeooo:paragraph-rsid="006b670d" style:font-weight-asian="bold" style:font-weight-complex="bold"/>
    </style:style>
    <style:style style:name="P26" style:family="paragraph" style:parent-style-name="Table_20_Contents">
      <style:text-properties style:font-name="DejaVu Sans" fo:font-size="10.5pt" style:font-size-asian="10.5pt" style:font-size-complex="10.5pt"/>
    </style:style>
    <style:style style:name="P27" style:family="paragraph" style:parent-style-name="Table_20_Contents">
      <style:paragraph-properties fo:text-align="center" style:justify-single-word="false"/>
      <style:text-properties style:font-name="DejaVu Sans" fo:font-size="10.5pt" officeooo:rsid="006b670d" officeooo:paragraph-rsid="006b670d" style:font-size-asian="10.5pt" style:font-size-complex="10.5pt"/>
    </style:style>
    <style:style style:name="P28" style:family="paragraph" style:parent-style-name="Table_20_Contents">
      <style:text-properties style:font-name="DejaVu Sans" fo:font-size="10.5pt" fo:font-weight="normal" style:font-size-asian="10.5pt" style:font-weight-asian="normal" style:font-size-complex="10.5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text-properties officeooo:paragraph-rsid="00482765"/>
    </style:style>
    <style:style style:name="P34" style:family="paragraph" style:parent-style-name="Text_20_body" style:list-style-name="L6"/>
    <style:style style:name="P35" style:family="paragraph" style:parent-style-name="Text_20_body" style:list-style-name="L6">
      <style:text-properties officeooo:paragraph-rsid="004a0516"/>
    </style:style>
    <style:style style:name="P36" style:family="paragraph" style:parent-style-name="Text_20_body" style:list-style-name="L6">
      <style:text-properties officeooo:paragraph-rsid="004ceb9f"/>
    </style:style>
    <style:style style:name="P37" style:family="paragraph" style:parent-style-name="Text_20_body">
      <style:text-properties officeooo:rsid="001d405a" officeooo:paragraph-rsid="001d405a"/>
    </style:style>
    <style:style style:name="P38" style:family="paragraph" style:parent-style-name="Text_20_body">
      <style:text-properties officeooo:rsid="006388ff" officeooo:paragraph-rsid="006388ff"/>
    </style:style>
    <style:style style:name="P39" style:family="paragraph" style:parent-style-name="Text_20_body">
      <style:text-properties officeooo:paragraph-rsid="006388ff"/>
    </style:style>
    <style:style style:name="P40" style:family="paragraph" style:parent-style-name="Text_20_body" style:list-style-name="L7"/>
    <style:style style:name="P41" style:family="paragraph" style:parent-style-name="Text_20_body" style:list-style-name="L2">
      <style:paragraph-properties fo:margin-left="0.0972in" fo:margin-right="0in" fo:text-indent="0in" style:auto-text-indent="false"/>
    </style:style>
    <style:style style:name="P42" style:family="paragraph" style:parent-style-name="Text_20_body" style:list-style-name="L5">
      <style:paragraph-properties fo:margin-top="0in" fo:margin-bottom="0in" style:contextual-spacing="false"/>
      <style:text-properties officeooo:paragraph-rsid="00482765"/>
    </style:style>
    <style:style style:name="T1" style:family="text">
      <style:text-properties officeooo:rsid="001d405a"/>
    </style:style>
    <style:style style:name="T2" style:family="text">
      <style:text-properties officeooo:rsid="00227086"/>
    </style:style>
    <style:style style:name="T3" style:family="text">
      <style:text-properties style:font-name="Liberation Sans1"/>
    </style:style>
    <style:style style:name="T4" style:family="text">
      <style:text-properties style:font-name="Liberation Sans1" officeooo:rsid="00227086"/>
    </style:style>
    <style:style style:name="T5" style:family="text">
      <style:text-properties style:font-name="Liberation Sans1" fo:font-size="12pt" style:font-size-asian="12pt" style:font-size-complex="12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27086" style:font-weight-asian="bold" style:font-weight-complex="bold"/>
    </style:style>
    <style:style style:name="T9" style:family="text">
      <style:text-properties fo:font-weight="bold" officeooo:rsid="006e0693"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74bd7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officeooo:rsid="0023fc3f"/>
    </style:style>
    <style:style style:name="T18" style:family="text">
      <style:text-properties fo:color="#c9211e" loext:opacity="100%" style:font-name="DejaVu Sans Mono" fo:font-size="10.5pt" fo:font-weight="bold" style:font-size-asian="10.5pt" style:font-weight-asian="bold" style:font-size-complex="10.5pt" style:font-weight-complex="bold"/>
    </style:style>
    <style:style style:name="T19" style:family="text">
      <style:text-properties officeooo:rsid="0028b832"/>
    </style:style>
    <style:style style:name="T20" style:family="text">
      <style:text-properties officeooo:rsid="00468daf"/>
    </style:style>
    <style:style style:name="T21" style:family="text">
      <style:text-properties officeooo:rsid="004c0e66"/>
    </style:style>
    <style:style style:name="T22" style:family="text">
      <style:text-properties officeooo:rsid="004ceb9f"/>
    </style:style>
    <style:style style:name="T23" style:family="text">
      <style:text-properties style:font-name="DejaVu Sans Mono" fo:font-size="10.5pt" style:font-size-asian="10.5pt" style:font-size-complex="10.5pt"/>
    </style:style>
    <style:style style:name="T24" style:family="text">
      <style:text-properties style:font-name="DejaVu Sans Mono" fo:font-size="10.5pt" fo:font-weight="normal" style:font-size-asian="10.5pt" style:font-weight-asian="normal" style:font-size-complex="10.5pt" style:font-weight-complex="normal"/>
    </style:style>
    <style:style style:name="T25" style:family="text">
      <style:text-properties style:font-name="DejaVu Sans Mono" fo:font-size="10.5pt" fo:font-weight="normal" officeooo:rsid="004d7697" style:font-size-asian="10.5pt" style:font-weight-asian="normal" style:font-size-complex="10.5pt" style:font-weight-complex="normal"/>
    </style:style>
    <style:style style:name="T26" style:family="text">
      <style:text-properties style:font-name="DejaVu Sans Mono" fo:font-size="10.5pt" fo:font-weight="bold" style:font-size-asian="10.5pt" style:font-weight-asian="bold" style:font-size-complex="10.5pt" style:font-weight-complex="bold"/>
    </style:style>
    <style:style style:name="T27" style:family="text">
      <style:text-properties style:font-name="DejaVu Sans Mono" fo:font-size="10.5pt" fo:font-weight="bold" officeooo:rsid="004ceb9f" style:font-size-asian="10.5pt" style:font-weight-asian="bold" style:font-size-complex="10.5pt" style:font-weight-complex="bold"/>
    </style:style>
    <style:style style:name="T28" style:family="text">
      <style:text-properties fo:font-size="10.5pt" style:font-size-asian="10.5pt" style:font-size-complex="10.5pt"/>
    </style:style>
    <style:style style:name="T29" style:family="text">
      <style:text-properties officeooo:rsid="004d7697"/>
    </style:style>
    <style:style style:name="T30" style:family="text">
      <style:text-properties officeooo:rsid="005812f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officeooo:rsid="005e0038"/>
    </style:style>
    <style:style style:name="T34" style:family="text">
      <style:text-properties fo:font-style="normal" officeooo:rsid="0074bd78" style:font-style-asian="normal" style:font-style-complex="normal"/>
    </style:style>
    <style:style style:name="T35" style:family="text">
      <style:text-properties officeooo:rsid="006905d9"/>
    </style:style>
    <style:style style:name="T36" style:family="text">
      <style:text-properties officeooo:rsid="006c74d9"/>
    </style:style>
    <style:style style:name="T37" style:family="text">
      <style:text-properties officeooo:rsid="006ce25c"/>
    </style:style>
    <style:style style:name="T38" style:family="text">
      <style:text-properties officeooo:rsid="006e0693"/>
    </style:style>
    <style:style style:name="T39" style:family="text">
      <style:text-properties fo:font-weight="normal" style:font-weight-asian="normal" style:font-weight-complex="normal"/>
    </style:style>
    <style:style style:name="T40" style:family="text">
      <style:text-properties officeooo:rsid="00719bfb"/>
    </style:style>
    <style:style style:name="T41" style:family="text">
      <style:text-properties officeooo:rsid="0073d47d"/>
    </style:style>
    <style:style style:name="T42" style:family="text">
      <style:text-properties officeooo:rsid="0074bd78"/>
    </style:style>
    <style:style style:name="T43" style:family="text">
      <style:text-properties officeooo:rsid="007618ea"/>
    </style:style>
    <style:style style:name="T44" style:family="text">
      <style:text-properties fo:color="#bf0041" loext:opacity="100%"/>
    </style:style>
    <style:style style:name="T45" style:family="text">
      <style:text-properties fo:color="#bf0041" loext:opacity="100%" officeooo:rsid="007618ea"/>
    </style:style>
    <style:style style:name="T46" style:family="text">
      <style:text-properties fo:color="#bf0041" loext:opacity="100%" fo:font-weight="bold" style:font-weight-asian="bold" style:font-weight-complex="bold"/>
    </style:style>
    <style:style style:name="T47" style:family="text">
      <style:text-properties fo:color="#bf0041" loext:opacity="100%" fo:font-weight="bold" officeooo:rsid="007618ea" style:font-weight-asian="bold" style:font-weight-complex="bold"/>
    </style:style>
    <style:style style:name="T48" style:family="text">
      <style:text-properties fo:color="#bf0041" loext:opacity="100%" fo:font-weight="bold" officeooo:rsid="0078fcae" style:font-weight-asian="bold" style:font-weight-complex="bold"/>
    </style:style>
    <style:style style:name="T49" style:family="text">
      <style:text-properties fo:color="#bf0041" loext:opacity="100%" fo:font-weight="bold" officeooo:rsid="00794e3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nFDA <text:span text:style-name="T1">Information</text:span></text:h>
      <text:p text:style-name="Text_20_body"/>
      <text:p text:style-name="P37">Get your personal openFDA API key at <text:a xlink:type="simple" xlink:href="https://open.fda.gov/apis/authentication/" text:style-name="Internet_20_link" text:visited-style-name="Visited_20_Internet_20_Link">https://open.fda.gov/apis/authentication/</text:a> <text:s/></text:p>
      <text:p text:style-name="P1"><text:span text:style-name="T2">My </text:span><text:span text:style-name="T8">API key</text:span><text:span text:style-name="T2"> is</text:span><text:span text:style-name="T1">: </text:span><text:span text:style-name="Source_20_Text">SeumL0qdnhncDYm44UEnIviBStMAJDx70iR5yQu6</text:span></text:p>
      <text:h text:style-name="Heading_20_2" text:outline-level="2"><text:span text:style-name="Source_20_Text"><text:span text:style-name="T3">Quick Overview</text:span></text:span></text:h>
      <text:p text:style-name="P2"><text:span text:style-name="Source_20_Text"><text:span text:style-name="T4">The API returns individual results as </text:span></text:span><text:a xlink:type="simple" xlink:href="http://www.json.org/" text:style-name="Internet_20_link" text:visited-style-name="Visited_20_Internet_20_Link"><text:span text:style-name="Source_20_Text"><text:span text:style-name="T4">JSON</text:span></text:span></text:a><text:span text:style-name="Source_20_Text"><text:span text:style-name="T4"> by default. The JSON object has two sections:</text:span></text:span></text:p>
      <text:list xml:id="list286403280" text:style-name="L1">
        <text:list-item>
          <text:p text:style-name="P29"><text:span text:style-name="Source_20_Text">meta</text:span>: Metadata about the query, including a disclaimer, link to data license, last-updated date, and <text:span text:style-name="T7">total matching records</text:span>, if applicable.</text:p>
        </text:list-item>
        <text:list-item>
          <text:p text:style-name="P29"><text:span text:style-name="Source_20_Text">results</text:span>: An array of matching results, dependent on which endpoint was queried.</text:p>
        </text:list-item>
      </text:list>
      <text:h text:style-name="Heading_20_3" text:outline-level="3"><text:span text:style-name="T17">An</text:span>atomy of a<text:span text:style-name="T17">n API</text:span> response</text:h>
      <text:p text:style-name="Text_20_body">Responses for <text:span text:style-name="T31">non-</text:span><text:span text:style-name="Source_20_Text"><text:span text:style-name="T31">count</text:span></text:span><text:span text:style-name="T31"> queries</text:span> are divided into two sections: <text:span text:style-name="Source_20_Text">meta</text:span> and <text:span text:style-name="Source_20_Text">results</text:span>.</text:p>
      <text:h text:style-name="Heading_20_4" text:outline-level="4">Meta</text:h>
      <text:p text:style-name="Text_20_body">For <text:span text:style-name="T31">non-</text:span><text:span text:style-name="Source_20_Text"><text:span text:style-name="T31">count</text:span></text:span><text:span text:style-name="T31"> queries</text:span>, the <text:span text:style-name="Source_20_Text"><text:span text:style-name="T31">meta</text:span></text:span> section includes a disclaimer, a link to the openFDA data license, and information about the results that follow.</text:p>
      <text:p text:style-name="P38">Summary: <text:span text:style-name="T35">The useful meta values are:</text:span></text:p>
      <table:table table:name="Table2" table:style-name="Table2">
        <table:table-column table:style-name="Table2.A"/>
        <table:table-column table:style-name="Table2.B"/>
        <table:table-column table:style-name="Table2.C"/>
        <table:table-row table:style-name="TableLine94616113554256">
          <table:table-cell table:style-name="Table2.A1" office:value-type="string">
            <text:p text:style-name="P24">meta value</text:p>
          </table:table-cell>
          <table:table-cell table:style-name="Table2.A1" office:value-type="string">
            <text:p text:style-name="P25">type</text:p>
          </table:table-cell>
          <table:table-cell table:style-name="Table2.A1" office:value-type="string">
            <text:p text:style-name="P24">meaning</text:p>
          </table:table-cell>
        </table:table-row>
        <table:table-row table:style-name="TableLine94616113554256">
          <table:table-cell table:style-name="Table2.A1" office:value-type="string">
            <text:p text:style-name="Preformatted_20_Text"><text:span text:style-name="T37">m</text:span><text:span text:style-name="T36">eta.</text:span>disclamer</text:p>
          </table:table-cell>
          <table:table-cell table:style-name="Table2.A1" office:value-type="string">
            <text:p text:style-name="P27">string</text:p>
          </table:table-cell>
          <table:table-cell table:style-name="Table2.A1" office:value-type="string">
            <text:p text:style-name="P26">Important details notes about openFDA data and limitations of the dataset.</text:p>
            <text:p text:style-name="P26"/>
          </table:table-cell>
        </table:table-row>
        <table:table-row table:style-name="TableLine94616113554256">
          <table:table-cell table:style-name="Table2.A1" office:value-type="string">
            <text:p text:style-name="Preformatted_20_Text">meta.license <text:s text:c="5"/></text:p>
          </table:table-cell>
          <table:table-cell table:style-name="Table2.A1" office:value-type="string">
            <text:p text:style-name="P27">string</text:p>
          </table:table-cell>
          <table:table-cell table:style-name="Table2.A1" office:value-type="string">
            <text:p text:style-name="P26">Link to a web page with license terms that govern data within openFDA.</text:p>
            <text:p text:style-name="P26"/>
          </table:table-cell>
        </table:table-row>
        <table:table-row table:style-name="TableLine94616113554256">
          <table:table-cell table:style-name="Table2.A1" office:value-type="string">
            <text:p text:style-name="Preformatted_20_Text">meta.last_updated </text:p>
            <text:p text:style-name="Preformatted_20_Text"/>
          </table:table-cell>
          <table:table-cell table:style-name="Table2.A1" office:value-type="string">
            <text:p text:style-name="P27">string</text:p>
          </table:table-cell>
          <table:table-cell table:style-name="Table2.A1" office:value-type="string">
            <text:p text:style-name="P26">The last date when this openFDA endpoint was updated. Note that this does not correspond to the most recent record for the endpoint or dataset. Rather, it is <text:span text:style-name="T13">the last time the openFDA API was itself updated</text:span>.</text:p>
            <text:p text:style-name="P26"/>
          </table:table-cell>
        </table:table-row>
        <table:table-row table:style-name="TableLine94616113554256">
          <table:table-cell table:style-name="Table2.A1" office:value-type="string">
            <text:p text:style-name="Preformatted_20_Text">meta.results.skip </text:p>
            <text:p text:style-name="Preformatted_20_Text"/>
          </table:table-cell>
          <table:table-cell table:style-name="Table2.A1" office:value-type="string">
            <text:p text:style-name="P27">number</text:p>
          </table:table-cell>
          <table:table-cell table:style-name="Table2.A1" office:value-type="string">
            <text:p text:style-name="P26"><text:span text:style-name="T7">Offset (page </text:span><text:span text:style-name="T9">number</text:span><text:span text:style-name="T7">) of results</text:span>, defined by the <text:span text:style-name="T13">skip</text:span><text:span text:style-name="T7"> </text:span><text:span text:style-name="T15">query parameter</text:span>.</text:p>
          </table:table-cell>
        </table:table-row>
        <table:table-row table:style-name="TableLine94616113554256">
          <table:table-cell table:style-name="Table2.A1" office:value-type="string">
            <text:p text:style-name="Preformatted_20_Text">meta.results.limit</text:p>
            <text:p text:style-name="Preformatted_20_Text"/>
          </table:table-cell>
          <table:table-cell table:style-name="Table2.A1" office:value-type="string">
            <text:p text:style-name="P27">number</text:p>
          </table:table-cell>
          <table:table-cell table:style-name="Table2.A1" office:value-type="string">
            <text:p text:style-name="P26"><text:span text:style-name="T7">Number of records</text:span> in this return, defined by the <text:span text:style-name="T13">limit</text:span> <text:span text:style-name="T14">query parameter</text:span>. If there is no limit parameter, the API returns one result.</text:p>
            <text:p text:style-name="P26"/>
          </table:table-cell>
        </table:table-row>
        <table:table-row table:style-name="TableLine94616113554256">
          <table:table-cell table:style-name="Table2.A1" office:value-type="string">
            <text:p text:style-name="Preformatted_20_Text">meta.results.total</text:p>
          </table:table-cell>
          <table:table-cell table:style-name="Table2.A1" office:value-type="string">
            <text:p text:style-name="P27">number</text:p>
          </table:table-cell>
          <table:table-cell table:style-name="Table2.A1" office:value-type="string">
            <text:p text:style-name="P28"><text:span text:style-name="T7">Total number of records</text:span> <text:span text:style-name="T14">matching the search criteria.</text:span></text:p>
          </table:table-cell>
        </table:table-row>
      </table:table>
      <text:p text:style-name="P39"/>
      <text:h text:style-name="Heading_20_4" text:outline-level="4">Results</text:h>
      <text:p text:style-name="Text_20_body">For <text:span text:style-name="T11">non-</text:span><text:span text:style-name="Source_20_Text"><text:span text:style-name="T11">count</text:span></text:span> queries, the <text:span text:style-name="Source_20_Text"><text:span text:style-name="T11">results</text:span></text:span> section is an <text:span text:style-name="T16">array of matching records</text:span>.</text:p>
      <text:h text:style-name="Heading_20_3" text:outline-level="3">openFDA fields</text:h>
      <text:p text:style-name="Text_20_body">Different datasets use different <text:span text:style-name="T11">drug identifiers</text:span>—brand name, generic name, NDA, NDC, etc. It can be difficult to find the same drug in different datasets. And some identifiers, like pharmacologic class, are useful search filters but not available in all datasets.</text:p>
      <text:p text:style-name="Text_20_body">openFDA features harmonization on drug identifiers, to make it easier to both search for and understand the drug products returned by API queries. These additional fields are attached to records in all categories, if applicable.</text:p>
      <text:p text:style-name="Text_20_body">When you query an endpoint, you can search by:</text:p>
      <text:list xml:id="list3727538405" text:style-name="L3">
        <text:list-item>
          <text:p text:style-name="P31"><text:span text:style-name="T11">Fields native to records</text:span> served by that endpoint.</text:p>
        </text:list-item>
        <text:list-item>
          <text:p text:style-name="P31"><text:span text:style-name="T11">Harmonized </text:span><text:span text:style-name="Source_20_Text"><text:span text:style-name="T11">openFDA</text:span></text:span><text:span text:style-name="T11"> fields</text:span>, if they exist. <text:s/>←<text:span text:style-name="T46"> </text:span><text:span text:style-name="T48">This is</text:span><text:span text:style-name="T47"> </text:span><text:span text:style-name="T49">really only </text:span><text:span text:style-name="T48">relevant to drug searches</text:span></text:p>
        </text:list-item>
      </text:list>
      <text:p text:style-name="Text_20_body">openFDA does not rewrite original records. These additional fields are annotations, in <text:span text:style-name="T40">a </text:span>special <text:span text:style-name="Source_20_Text">openfda</text:span> dictionary of values.</text:p>
      <text:p text:style-name="P3">See <text:a xlink:type="simple" xlink:href="https://open.fda.gov/apis/openfda-fields/" text:style-name="Internet_20_link" text:visited-style-name="Visited_20_Internet_20_Link">https://open.fda.gov/apis/openfda-fields/</text:a> for the harmonized device fields</text:p>
      <text:p text:style-name="P13"/>
      <text:h text:style-name="Heading_20_3" text:outline-level="3"><text:tab/><text:tab/><text:tab/>Harmonization <text:span text:style-name="T41">Chart</text:span> for Devices</text:h>
      <text:p text:style-name="Text_20_body"/>
      <table:table table:name="XXXXXXX" table:style-name="XXXXXXX">
        <table:table-column table:style-name="XXXXXXX.A"/>
        <table:table-column table:style-name="XXXXXXX.B"/>
        <table:table-column table:style-name="XXXXXXX.C"/>
        <table:table-row table:style-name="XXXXXXX.1">
          <table:table-cell table:style-name="XXXXXXX.A1" office:value-type="string">
            <text:p text:style-name="P17">Field</text:p>
          </table:table-cell>
          <table:table-cell table:style-name="XXXXXXX.A1" office:value-type="string">
            <text:p text:style-name="P16">Classification</text:p>
          </table:table-cell>
          <table:table-cell table:style-name="XXXXXXX.A1" office:value-type="string">
            <text:p text:style-name="P16">Event</text:p>
          </table:table-cell>
        </table:table-row>
        <table:table-row table:style-name="TableLine94616079342288">
          <table:table-cell table:style-name="XXXXXXX.A2" office:value-type="string">
            <text:p text:style-name="P14"/>
            <text:p text:style-name="P14">registration_number</text:p>
          </table:table-cell>
          <table:table-cell table:style-name="XXXXXXX.B6" office:value-type="string">
            <text:p text:style-name="P18"><text:s text:c="5"/></text:p>
            <text:p text:style-name="P18"><text:s/>✓</text:p>
          </table:table-cell>
          <table:table-cell table:style-name="XXXXXXX.C2" office:value-type="string">
            <text:p text:style-name="P18"/>
            <text:p text:style-name="P18">✓</text:p>
          </table:table-cell>
        </table:table-row>
        <table:table-row table:style-name="TableLine94616079419392">
          <table:table-cell table:style-name="XXXXXXX.A3" office:value-type="string">
            <text:p text:style-name="P14"/>
            <text:p text:style-name="P14">medical_specialty_description</text:p>
          </table:table-cell>
          <table:table-cell table:style-name="XXXXXXX.B7" office:value-type="string">
            <text:p text:style-name="P19"/>
          </table:table-cell>
          <table:table-cell table:style-name="XXXXXXX.C3" office:value-type="string">
            <text:p text:style-name="P18"/>
            <text:p text:style-name="P18">✓</text:p>
          </table:table-cell>
        </table:table-row>
        <table:table-row table:style-name="TableLine94616079421776">
          <table:table-cell table:style-name="XXXXXXX.A4" office:value-type="string">
            <text:p text:style-name="P14"/>
            <text:p text:style-name="P14">device_class</text:p>
          </table:table-cell>
          <table:table-cell table:style-name="XXXXXXX.B6" office:value-type="string">
            <text:p text:style-name="P19"/>
          </table:table-cell>
          <table:table-cell table:style-name="XXXXXXX.C4" office:value-type="string">
            <text:p text:style-name="P18"/>
            <text:p text:style-name="P18">✓</text:p>
          </table:table-cell>
        </table:table-row>
        <table:table-row table:style-name="TableLine94616079423760">
          <table:table-cell table:style-name="XXXXXXX.A5" office:value-type="string">
            <text:p text:style-name="P14"/>
            <text:p text:style-name="P14">device_name</text:p>
          </table:table-cell>
          <table:table-cell table:style-name="XXXXXXX.B7" office:value-type="string">
            <text:p text:style-name="P19"/>
          </table:table-cell>
          <table:table-cell table:style-name="XXXXXXX.C5" office:value-type="string">
            <text:p text:style-name="P18"/>
            <text:p text:style-name="P18">✓</text:p>
          </table:table-cell>
        </table:table-row>
        <table:table-row table:style-name="TableLine94616079425696">
          <table:table-cell table:style-name="XXXXXXX.A6" office:value-type="string">
            <text:p text:style-name="P14"/>
            <text:p text:style-name="P14">fei_number</text:p>
          </table:table-cell>
          <table:table-cell table:style-name="XXXXXXX.B6" office:value-type="string">
            <text:p text:style-name="P18"/>
            <text:p text:style-name="P18">✓</text:p>
          </table:table-cell>
          <table:table-cell table:style-name="XXXXXXX.C6" office:value-type="string">
            <text:p text:style-name="P18"/>
            <text:p text:style-name="P18">✓</text:p>
          </table:table-cell>
        </table:table-row>
        <table:table-row table:style-name="TableLine94616079427984">
          <table:table-cell table:style-name="XXXXXXX.A7" office:value-type="string">
            <text:p text:style-name="P14"/>
            <text:p text:style-name="P14">regulation_number</text:p>
          </table:table-cell>
          <table:table-cell table:style-name="XXXXXXX.B7" office:value-type="string">
            <text:p text:style-name="P19"/>
          </table:table-cell>
          <table:table-cell table:style-name="XXXXXXX.C7" office:value-type="string">
            <text:p text:style-name="P18"/>
            <text:p text:style-name="P18">✓</text:p>
          </table:table-cell>
        </table:table-row>
        <table:table-row table:style-name="TableLine94616079430080">
          <table:table-cell table:style-name="XXXXXXX.A8" office:value-type="string">
            <text:p text:style-name="P14"/>
            <text:p text:style-name="P14">pma_number</text:p>
          </table:table-cell>
          <table:table-cell table:style-name="XXXXXXX.B8" office:value-type="string">
            <text:p text:style-name="P18"/>
            <text:p text:style-name="P18">✓</text:p>
          </table:table-cell>
          <table:table-cell table:style-name="XXXXXXX.C8" office:value-type="string">
            <text:p text:style-name="P19"/>
          </table:table-cell>
        </table:table-row>
        <table:table-row table:style-name="TableLine94616079432736">
          <table:table-cell table:style-name="XXXXXXX.A9" office:value-type="string">
            <text:p text:style-name="P15"/>
            <text:p text:style-name="P15">k_n<text:span text:style-name="T19">u</text:span>mber</text:p>
          </table:table-cell>
          <table:table-cell table:style-name="XXXXXXX.B9" office:value-type="string">
            <text:p text:style-name="P18"/>
            <text:p text:style-name="P18">✓</text:p>
          </table:table-cell>
          <table:table-cell table:style-name="XXXXXXX.C9" office:value-type="string">
            <text:p text:style-name="P19"/>
          </table:table-cell>
        </table:table-row>
      </table:table>
      <text:p text:style-name="P13"/>
      <text:h text:style-name="Heading_20_3" text:outline-level="3">Authentication</text:h>
      <text:p text:style-name="Text_20_body">An API key is required to make calls to the openFDA API. The key is free of charge. Your use of the API may be subject to certain limitations on access, calls, or use. These limitations are designed to manage load on the system, promote equitable access, and prevent abuse. Here are openFDA's standard limits:</text:p>
      <text:list xml:id="list2995600375" text:style-name="L4">
        <text:list-item>
          <text:p text:style-name="P32"><text:span text:style-name="T6">With no API key:</text:span> 240 requests per minute, per IP address. 1,000 requests per day, per IP address.</text:p>
        </text:list-item>
        <text:list-item>
          <text:p text:style-name="P32"><text:span text:style-name="T6">With an API key:</text:span> 240 requests per minute, per key. 120,000 requests per day, per key.</text:p>
        </text:list-item>
      </text:list>
      <text:p text:style-name="Text_20_body">If you anticipate usage above the limits provided by an API key, please <text:a xlink:type="simple" xlink:href="mailto:open@fda.hhs.gov" text:style-name="Internet_20_link" text:visited-style-name="Visited_20_Internet_20_Link">contact us</text:a>. We’ll work with you to figure out a good solution to your requirements. Signing up for an API key means you agree to our <text:a xlink:type="simple" xlink:href="https://open.fda.gov/terms/" text:style-name="Internet_20_link" text:visited-style-name="Visited_20_Internet_20_Link">terms of service</text:a>.</text:p>
      <text:h text:style-name="Heading_20_4" text:outline-level="4">Using your API key</text:h>
      <text:p text:style-name="Text_20_body">Your API key should be passed to the API as the value of the <text:span text:style-name="Source_20_Text"><text:span text:style-name="T7">api_key</text:span></text:span> parameter. Include it before other parameters, such as the <text:span text:style-name="Source_20_Text">search</text:span> parameter. For example:</text:p>
      <text:p text:style-name="Text_20_body"><text:span text:style-name="Source_20_Text">https://api.fda.gov/drug/event.json?</text:span><text:span text:style-name="Source_20_Text"><text:span text:style-name="T7">api_key</text:span></text:span><text:span text:style-name="Source_20_Text">=yourAPIKeyHere&amp;search=...</text:span></text:p>
      <text:h text:style-name="Heading_20_4" text:outline-level="4">HTTPS requests only</text:h>
      <text:p text:style-name="Text_20_body">Alternatively your API key may be provided as a basic auth username. For example:</text:p>
      <text:p text:style-name="Text_20_body"><text:span text:style-name="Source_20_Text">Authorization: Basic eW91ckFQSUtleUhlcmU6</text:span></text:p>
      <text:p text:style-name="Text_20_body">openFDA requires you to use <text:span text:style-name="Source_20_Text"><text:span text:style-name="T7">https://api.fda.gov</text:span></text:span> for all queries to ensure secure communication.</text:p>
      <text:p text:style-name="Text_20_body"/>
      <text:h text:style-name="Heading_20_2" text:outline-level="2">Construct the Query</text:h>
      <text:h text:style-name="Heading_20_3" text:outline-level="3"><text:bookmark text:name="doc-container"/>Query parameters</text:h>
      <text:p text:style-name="P4"/>
      <text:p text:style-name="P4">The API supports five query parameters. The basic building block of queries is the <text:span text:style-name="Source_20_Text">search</text:span> parameter. Use it to “filter” requests to the API by looking in specific fields for matches. Each endpoint has its own unique fields that can be searched.</text:p>
      <text:list xml:id="list1426845584" text:style-name="L5">
        <text:list-item>
          <text:p text:style-name="P42"><text:span text:style-name="Source_20_Text">search</text:span>: </text:p>
          <text:p text:style-name="P42">What to search for <text:span text:style-name="T20">and</text:span> in which fields. If you don’t specify a field to search, the API will search in every field. </text:p>
        </text:list-item>
      </text:list>
      <text:p text:style-name="P20"/>
      <text:list xml:id="list92041697740981" text:continue-numbering="true" text:style-name="L5">
        <text:list-item>
          <text:p text:style-name="P42"><text:span text:style-name="Source_20_Text">sort</text:span>: </text:p>
          <text:p text:style-name="P42">Sort the results of the <text:span text:style-name="Source_20_Text">search</text:span> by the specified field in ascending or descending order by using the <text:span text:style-name="Source_20_Text">:asc</text:span> or <text:span text:style-name="Source_20_Text">:desc</text:span> modifier. </text:p>
        </text:list-item>
      </text:list>
      <text:p text:style-name="P20"/>
      <text:list xml:id="list92042571900028" text:continue-numbering="true" text:style-name="L5">
        <text:list-item>
          <text:p text:style-name="P42"><text:span text:style-name="Source_20_Text">count</text:span>: </text:p>
          <text:p text:style-name="P42">Count the number of unique values of a certain field, for all the records that matched the <text:span text:style-name="Source_20_Text">search</text:span> parameter. By default, the API returns the 1000 most frequent values. </text:p>
        </text:list-item>
      </text:list>
      <text:p text:style-name="P20"/>
      <text:list xml:id="list92041715186954" text:continue-numbering="true" text:style-name="L5">
        <text:list-item>
          <text:p text:style-name="P42"><text:span text:style-name="Source_20_Text">limit</text:span>: </text:p>
          <text:p text:style-name="P42">Return up to this <text:span text:style-name="T7">number of records that match</text:span> the <text:span text:style-name="Source_20_Text">search</text:span> parameter. Currently, the largest allowed value for the <text:span text:style-name="Source_20_Text">limit</text:span> parameter is 1000. </text:p>
        </text:list-item>
      </text:list>
      <text:p text:style-name="P20"/>
      <text:list xml:id="list92041274626558" text:continue-numbering="true" text:style-name="L5">
        <text:list-item>
          <text:p text:style-name="P33"><text:span text:style-name="Source_20_Text">skip</text:span>:</text:p>
          <text:p text:style-name="P33"><text:s/>Skip this number of records that match the <text:span text:style-name="Source_20_Text">search</text:span> parameter, then return the matching records that follow. Use in combination with <text:span text:style-name="Source_20_Text">limit</text:span> to <text:span text:style-name="T7">paginate results</text:span>. Currently, the largest allowed value for the <text:span text:style-name="Source_20_Text">skip</text:span> parameter is 25000. See <text:a xlink:type="simple" xlink:href="https://open.fda.gov/apis/paging/" text:style-name="Internet_20_link" text:visited-style-name="Visited_20_Internet_20_Link">Paging</text:a> if you require paging through larger result sets. </text:p>
        </text:list-item>
      </text:list>
      <text:h text:style-name="Heading_20_3" text:outline-level="3">Query syntax</text:h>
      <text:p text:style-name="Text_20_body">Queries to the openFDA API are made up of <text:span text:style-name="Strong_20_Emphasis">parameters</text:span> joined by an ampersand <text:span text:style-name="Source_20_Text">&amp;</text:span>. Each parameter is followed by an equals sign <text:span text:style-name="Source_20_Text">=</text:span> and an argument.</text:p>
      <text:p text:style-name="Text_20_body">Searches have a special syntax: <text:span text:style-name="Source_20_Text">search=field:term</text:span>. Note that there is only one equals sign <text:span text:style-name="Source_20_Text">=</text:span> and there is a colon <text:span text:style-name="Source_20_Text">:</text:span> between the field to search, and the term to search for.</text:p>
      <text:p text:style-name="Text_20_body">Here are a few syntax patterns that may help if you’re new to this API.</text:p>
      <text:list xml:id="list783223851" text:style-name="L6">
        <text:list-item>
          <text:p text:style-name="P35"><text:span text:style-name="Source_20_Text">search=field:term</text:span>: </text:p>
          <text:p text:style-name="P35">Search within a specific <text:span text:style-name="Source_20_Text">field</text:span> for a <text:span text:style-name="Source_20_Text">term</text:span>.</text:p>
        </text:list-item>
        <text:list-item>
          <text:p text:style-name="P35"><text:span text:style-name="Source_20_Text">search=field:term+AND+field:term</text:span>: </text:p>
          <text:p text:style-name="P35">Search<text:span text:style-name="T21">es</text:span> for records that match <text:span text:style-name="Strong_20_Emphasis">both</text:span> terms.</text:p>
        </text:list-item>
        <text:list-item>
          <text:p text:style-name="P36"><text:span text:style-name="Source_20_Text">search=field:term+field:term</text:span>: </text:p>
          <text:p text:style-name="P36">Search<text:span text:style-name="T22">es</text:span> for records that match <text:span text:style-name="Strong_20_Emphasis">either</text:span> of two terms; <text:span text:style-name="T27">+</text:span><text:span text:style-name="T22"> is </text:span><text:span text:style-name="T33">boolean or</text:span><text:span text:style-name="T22">.</text:span></text:p>
        </text:list-item>
        <text:list-item>
          <text:p text:style-name="P34"><text:span text:style-name="Source_20_Text">sort=report_date:desc</text:span>: Sort records by a specific <text:span text:style-name="Source_20_Text">field</text:span> in descending order.</text:p>
        </text:list-item>
        <text:list-item>
          <text:p text:style-name="P36"><text:span text:style-name="Source_20_Text">search=field:term&amp;count=another_field</text:span>:</text:p>
          <text:p text:style-name="P36"><text:s/>Search for matching records. Then within that set of records, count the number of times that the unique values of a field appear. Instead of looking at individual records, you can use the <text:span text:style-name="Source_20_Text">count</text:span> parameter to count how often certain terms (like drug names or patient reactions) appear in the matching set of records.</text:p>
        </text:list-item>
      </text:list>
      <text:p text:style-name="Text_20_body">Here are some example queries that demonstrate how these searches and the <text:span text:style-name="Source_20_Text">count</text:span> parameter work, all using the drug adverse events endpoint.</text:p>
      <text:p text:style-name="Text_20_body"><text:span text:style-name="Strong_20_Emphasis"><text:span text:style-name="T29">E</text:span></text:span><text:span text:style-name="Strong_20_Emphasis">xample query</text:span></text:p>
      <text:h text:style-name="Heading_20_4" text:outline-level="4"><text:bookmark text:name="title-searchSingleTerm"/>Matching a single search term</text:h>
      <text:p text:style-name="P5">This query <text:span text:style-name="T29">searches </text:span>the <text:span text:style-name="Source_20_Text"><text:span text:style-name="T7">drug/event</text:span></text:span> endpoint for <text:span text:style-name="T29">one </text:span>reported patient reaction <text:span text:style-name="T29">of</text:span> <text:span text:style-name="T7">fatigue</text:span>.</text:p>
      <text:p text:style-name="P6"><text:bookmark text:name="params-searchSingleTerm"/><text:span text:style-name="T29">It searches</text:span> the field <text:span text:style-name="Source_20_Text"><text:span text:style-name="T23">patient.reaction.reactionmeddrapt</text:span></text:span><text:span text:style-name="T23"> </text:span>(patient <text:span text:style-name="T29">reaction):</text:span></text:p>
      <text:p text:style-name="P6"><text:a xlink:type="simple" xlink:href="https://api.fda.gov/drug/event.json?search=patient.reaction.reactionmeddrapt" text:style-name="Internet_20_link" text:visited-style-name="Visited_20_Internet_20_Link"><text:span text:style-name="Strong_20_Emphasis"><text:span text:style-name="T24">https://api.fda.gov/drug/event.json?</text:span></text:span></text:a><text:a xlink:type="simple" xlink:href="https://api.fda.gov/drug/event.json?search=patient.reaction.reactionmeddrapt" text:style-name="Internet_20_link" text:visited-style-name="Visited_20_Internet_20_Link"><text:span text:style-name="Strong_20_Emphasis"><text:span text:style-name="T25">se</text:span></text:span></text:a><text:a xlink:type="simple" xlink:href="https://api.fda.gov/drug/event.json?search=patient.reaction.reactionmeddrapt" text:style-name="Internet_20_link" text:visited-style-name="Visited_20_Internet_20_Link"><text:span text:style-name="Strong_20_Emphasis"><text:span text:style-name="T24">arch=</text:span></text:span></text:a><text:a xlink:type="simple" xlink:href="https://api.fda.gov/drug/event.json?search=patient.reaction.reactionmeddrapt" text:style-name="Internet_20_link" text:visited-style-name="Visited_20_Internet_20_Link"><text:span text:style-name="Strong_20_Emphasis"><text:span text:style-name="T26">patient.reaction.reactionmeddrapt</text:span></text:span></text:a><text:span text:style-name="Strong_20_Emphasis"><text:span text:style-name="T26">:</text:span></text:span><text:span text:style-name="Strong_20_Emphasis"><text:span text:style-name="T18">"fatigue"</text:span></text:span><text:span text:style-name="Strong_20_Emphasis"><text:span text:style-name="T24">&amp;limit=1 <text:s/></text:span></text:span></text:p>
      <text:h text:style-name="Heading_20_4" text:outline-level="4"><text:bookmark text:name="title-searchAll"/>Matching all search terms</text:h>
      <text:p text:style-name="P7">This query looks in the <text:span text:style-name="Source_20_Text"><text:span text:style-name="T7">drug/event</text:span></text:span> endpoint for a record where <text:span text:style-name="Strong_20_Emphasis">both</text:span> fatigue was a reported patient reaction <text:span text:style-name="Strong_20_Emphasis">and</text:span> the country in which the event happened was Canada. The key here is the <text:span text:style-name="Source_20_Text">+AND+</text:span> that joins the two search terms.</text:p>
      <text:p text:style-name="P7">Search for records where the field <text:span text:style-name="Source_20_Text"><text:span text:style-name="T28">patient.reaction.reactionmeddrapt</text:span></text:span> (patient reaction) contains <text:span text:style-name="Strong_20_Emphasis">fatigue</text:span> and <text:span text:style-name="Source_20_Text">occurcountry</text:span> (country where the event happened) was <text:span text:style-name="Strong_20_Emphasis">ca</text:span> (the country code for Canada:</text:p>
      <text:p text:style-name="P8"><text:a xlink:type="simple" xlink:href="https://api.fda.gov/drug/event.json?search=patient.reaction.reactionmeddrapt" text:style-name="Internet_20_link" text:visited-style-name="Visited_20_Internet_20_Link">https://api.fda.gov/drug/event.json?search=patient.reaction.reactionmeddrapt</text:a>:"fatigue"+<text:span text:style-name="T7">AND</text:span>+occurcountry:"ca"&amp;limit=1 </text:p>
      <text:h text:style-name="Heading_20_4" text:outline-level="4"><text:bookmark text:name="title-searchAny"/>Matching any search terms</text:h>
      <text:p text:style-name="P11">This query looks in the <text:span text:style-name="Source_20_Text"><text:span text:style-name="T7">drug/event</text:span></text:span> endpoint for a record where <text:span text:style-name="Strong_20_Emphasis">either</text:span> fatigue was a reported patient reaction <text:span text:style-name="Strong_20_Emphasis">or</text:span> the country in which the event happened was Canada.</text:p>
      <text:p text:style-name="P12"><text:span text:style-name="T30">S</text:span>earch for records where the field <text:span text:style-name="Source_20_Text"><text:span text:style-name="T28">patient.reaction.reactionmeddrapt</text:span></text:span> (patient reaction) contains <text:span text:style-name="Strong_20_Emphasis">fatigue</text:span> <text:span text:style-name="T31">or</text:span> <text:span text:style-name="Source_20_Text">occurcountry</text:span> (country where the event happened) was <text:span text:style-name="Strong_20_Emphasis">ca</text:span> (the country code for Canada):</text:p>
      <text:p text:style-name="P9"><text:a xlink:type="simple" xlink:href="https://api.fda.gov/drug/event.json?search=patient.reaction.reactionmeddrapt" text:style-name="Internet_20_link" text:visited-style-name="Visited_20_Internet_20_Link">https://api.fda.gov/drug/event.json?search=patient.reaction.reactionmeddrapt</text:a>:"fatigue"<text:span text:style-name="T7">+</text:span>occurcountry:"ca"&amp;limit=1</text:p>
      <text:p text:style-name="P9"/>
      <text:p text:style-name="P10"><text:span text:style-name="T5">RESUME with last example on this page: </text:span><text:a xlink:type="simple" xlink:href="https://open.fda.gov/apis/query-syntax/" text:style-name="Internet_20_link" text:visited-style-name="Visited_20_Internet_20_Link"><text:span text:style-name="T5">https://open.fda.gov/apis/query-syntax/</text:span></text:a><text:span text:style-name="T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svg:font-family="'DejaVu Sans'"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ans2" fo:font-family="'Liberation Sans'" style:font-style-name="Bold"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236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9T17:14:48.427407590</meta:creation-date>
    <dc:date>2020-11-30T09:20:13.904287267</dc:date>
    <meta:editing-duration>PT2H56M8S</meta:editing-duration>
    <meta:editing-cycles>88</meta:editing-cycles>
    <meta:generator>LibreOffice/7.0.2.2$Linux_X86_64 LibreOffice_project/00$Build-2</meta:generator>
    <meta:document-statistic meta:table-count="2" meta:image-count="0" meta:object-count="0" meta:page-count="1" meta:paragraph-count="119" meta:word-count="1179" meta:character-count="7713" meta:non-whitespace-character-count="6640"/>
  </office:meta>
</office:document-meta>
</file>